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co1" style:family="table-column">
      <style:table-column-properties style:column-width="3.643cm" style:use-optimal-column-width="false"/>
    </style:style>
    <style:style style:name="co2" style:family="table-column">
      <style:table-column-properties style:column-width="4.042cm" style:use-optimal-column-width="false"/>
    </style:style>
    <style:style style:name="co3" style:family="table-column">
      <style:table-column-properties style:column-width="3.842cm" style:use-optimal-column-width="false"/>
    </style:style>
    <style:style style:name="co4" style:family="table-column">
      <style:table-column-properties style:column-width="3.851cm" style:use-optimal-column-width="false"/>
    </style:style>
    <style:style style:name="co5" style:family="table-column">
      <style:table-column-properties style:column-width="6.299cm" style:use-optimal-column-width="false"/>
    </style:style>
    <style:style style:name="co6" style:family="table-column">
      <style:table-column-properties style:column-width="6.302cm" style:use-optimal-column-width="false"/>
    </style:style>
    <style:style style:name="ro1" style:family="table-row">
      <style:table-row-properties style:row-height="2.264cm"/>
    </style:style>
    <style:style style:name="ro2" style:family="table-row">
      <style:table-row-properties style:row-height="2.27cm"/>
    </style:style>
    <style:style style:name="ro3" style:family="table-row">
      <style:table-row-properties style:row-height="0.937cm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15.377cm" svg:height="6.797cm" svg:x="4.6cm" svg:y="7.80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Real</text:p>
              </table:table-cell>
              <table:table-cell>
                <text:p>Instruções Atômicas</text:p>
              </table:table-cell>
              <table:table-cell>
                <text:p>Mutex</text:p>
              </table:table-cell>
              <table:table-cell>
                <text:p>Shared </text:p>
                <text:p>Mutex</text:p>
              </table:table-cell>
            </table:table-row>
            <table:table-row table:style-name="ro1" table:default-cell-style-name="gray2">
              <table:table-cell>
                <text:p>4 Threads</text:p>
              </table:table-cell>
              <table:table-cell>
                <text:p>0,8436s</text:p>
              </table:table-cell>
              <table:table-cell>
                <text:p>0,0961s</text:p>
              </table:table-cell>
              <table:table-cell>
                <text:p>0,0930s</text:p>
              </table:table-cell>
            </table:table-row>
            <table:table-row table:style-name="ro2" table:default-cell-style-name="gray1">
              <table:table-cell>
                <text:p>8 Threads</text:p>
              </table:table-cell>
              <table:table-cell>
                <text:p>0,1046s</text:p>
              </table:table-cell>
              <table:table-cell>
                <text:p>0,2262s</text:p>
              </table:table-cell>
              <table:table-cell>
                <text:p>0,1909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198cm" svg:height="2.915cm" svg:x="1.4cm" svg:y="4.914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>
                <text:p>User</text:p>
              </table:table-cell>
              <table:table-cell>
                <text:p>Atômicas</text:p>
              </table:table-cell>
              <table:table-cell>
                <text:p>Mutex</text:p>
              </table:table-cell>
              <table:table-cell>
                <text:p>Shared Mutex</text:p>
              </table:table-cell>
            </table:table-row>
            <table:table-row table:style-name="ro3" table:default-cell-style-name="gray2">
              <table:table-cell>
                <text:p>4 Threads</text:p>
              </table:table-cell>
              <table:table-cell table:style-name="ce1">
                <text:p text:style-name="P2"><text:span text:style-name="T1">0,0754s</text:span></text:p>
              </table:table-cell>
              <table:table-cell>
                <text:p>0,1536s</text:p>
              </table:table-cell>
              <table:table-cell>
                <text:p>0,1444s</text:p>
              </table:table-cell>
            </table:table-row>
            <table:table-row table:style-name="ro3" table:default-cell-style-name="gray1">
              <table:table-cell>
                <text:p>8 Threads</text:p>
              </table:table-cell>
              <table:table-cell>
                <text:p>0,1013s</text:p>
              </table:table-cell>
              <table:table-cell>
                <text:p>0,3030s</text:p>
              </table:table-cell>
              <table:table-cell>
                <text:p>0,2801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5.198cm" svg:height="2.915cm" svg:x="1.4cm" svg:y="4.914cm" presentation:class="table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>
                <text:p>Sys</text:p>
              </table:table-cell>
              <table:table-cell>
                <text:p>Atômicas</text:p>
              </table:table-cell>
              <table:table-cell>
                <text:p>Mutex</text:p>
              </table:table-cell>
              <table:table-cell>
                <text:p>Shared_Mutex</text:p>
              </table:table-cell>
            </table:table-row>
            <table:table-row table:style-name="ro3" table:default-cell-style-name="gray2">
              <table:table-cell>
                <text:p>4 Threads</text:p>
              </table:table-cell>
              <table:table-cell>
                <text:p>0,0874s</text:p>
              </table:table-cell>
              <table:table-cell>
                <text:p>0,0904s</text:p>
              </table:table-cell>
              <table:table-cell>
                <text:p>0,1100s</text:p>
              </table:table-cell>
            </table:table-row>
            <table:table-row table:style-name="ro3" table:default-cell-style-name="gray1">
              <table:table-cell>
                <text:p>8 Threads</text:p>
              </table:table-cell>
              <table:table-cell>
                <text:p>0,1789s</text:p>
              </table:table-cell>
              <table:table-cell>
                <text:p>0,3032s</text:p>
              </table:table-cell>
              <table:table-cell>
                <text:p>0,3390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1T02:23:21.812216163</meta:creation-date>
    <dc:date>2017-08-21T03:58:34.866264154</dc:date>
    <meta:editing-duration>PT24M33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